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9">
      <style:text-properties fo:font-size="12pt" style:font-size-asian="12pt" style:font-size-complex="12pt"/>
    </style:style>
    <style:style style:name="P259" style:family="paragraph" style:parent-style-name="Standard" style:list-style-name="L70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1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1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>
      <style:paragraph-properties fo:margin-left="0cm" fo:margin-right="0cm" fo:text-indent="0cm" style:auto-text-indent="false"/>
    </style:style>
    <style:style style:name="P271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3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7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6" style:family="paragraph" style:parent-style-name="Table_20_Contents" style:list-style-name="L36">
      <style:paragraph-properties fo:text-align="justify" style:justify-single-word="false"/>
    </style:style>
    <style:style style:name="P29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8" style:family="paragraph" style:parent-style-name="Table_20_Contents" style:list-style-name="L57"/>
    <style:style style:name="P299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fo:background-color="#ffff00"/>
    </style:style>
    <style:style style:name="T4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5" style:family="text">
      <style:text-properties fo:font-style="italic" fo:background-color="#ffff00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background-color="#ffff00"/>
    </style:style>
    <style:style style:name="T48" style:family="text">
      <style:text-properties fo:color="#ff0000"/>
    </style:style>
    <style:style style:name="T49" style:family="text">
      <style:text-properties fo:color="#ff0000" fo:background-color="transparent"/>
    </style:style>
    <style:style style:name="T50" style:family="text">
      <style:text-properties fo:color="#00ff00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3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5" style:family="text">
      <style:text-properties style:font-name-asian="Liberation Sans1" style:font-name-complex="Liberation Sans1"/>
    </style:style>
    <style:style style:name="T56" style:family="text">
      <style:text-properties fo:background-color="transparent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style="normal" style:text-underline-style="none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none"/>
    </style:style>
    <style:style style:name="T61" style:family="text">
      <style:text-properties style:font-name="Liberation Sans2"/>
    </style:style>
    <style:style style:name="T62" style:family="text">
      <style:text-properties style:font-name="Liberation Sans1" style:font-name-asian="Liberation Sans1" style:font-name-complex="Liberation Sans1"/>
    </style:style>
    <style:style style:name="T63" style:family="text">
      <style:text-properties fo:color="#ff00ff"/>
    </style:style>
    <style:style style:name="T64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7068177662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47157406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636715839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670823913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328727135" text:style-name="L5">
        <text:list-header>
          <text:p text:style-name="P271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941278340" text:style-name="L6">
        <text:list-header>
          <text:p text:style-name="P272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589692854" text:style-name="L7">
        <text:list-item>
          <text:p text:style-name="P234">консольные утилиты </text:p>
        </text:list-item>
      </text:list>
      <text:list xml:id="list1550055389" text:style-name="L8">
        <text:list-item>
          <text:p text:style-name="P255"><text:span text:style-name="T36">gui (tk) –</text:span><text:span text:style-name="T36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6">irb – интерактивный руби </text:span><text:span text:style-name="T36">(REPL - read, evaluate, print, loop)</text:span></text:p>
      <text:p text:style-name="P28"/>
      <text:p text:style-name="P43"><text:span text:style-name="T36">&gt;&gt;&gt; Демонстрация, </text:span><text:span text:style-name="T3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6">Полезные </text:span><text:span text:style-name="T36">утилиты – ri</text:span></text:p>
      <text:p text:style-name="P36"/>
      <text:p text:style-name="P43"><text:span text:style-name="T36">ri – (ruby informat</text:span><text:span text:style-name="T36">i</text:span><text:span text:style-name="T36">on) – </text:span><text:span text:style-name="T36">справочная </text:span><text:span text:style-name="T36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6">&gt;&gt;&gt; Объяснить, что они видят в следующем задании. </text:span><text:span text:style-name="T36">один и тот же метод определен в разных классах.</text:span></text:p>
      <text:p text:style-name="P10">&gt;&gt;&gt; <text:span text:style-name="T4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0">Имена </text:span><text:span text:style-name="T40">переменных и констант состоят из:</text:span></text:p>
      <text:list xml:id="list689087326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0"><text:tab/></text:span><text:span text:style-name="T42">S</text:span><text:span text:style-name="T40">tring, Array</text:span><text:span text:style-name="T41">, Hash</text:span></text:p>
      <text:p text:style-name="P25"><text:tab/>Enumerable, Comparable</text:p>
      <text:p text:style-name="P2"><text:span text:style-name="T40"><text:tab/></text:span><text:span text:style-name="T42">M</text:span><text:span text:style-name="T4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504021790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8">Как именуются константы, опишите это регулярным выражением. </text:span><text:span text:style-name="T38">Ответ:</text:span><text:span text:style-name="T38"> [A-Z][A-Za-z_0-9]</text:span></text:p>
        </text:list-item>
        <text:list-item>
          <text:p text:style-name="P256"><text:span text:style-name="T38">Назовите константы, испол</text:span><text:span text:style-name="T38">ь</text:span><text:span text:style-name="T38">зу</text:span><text:span text:style-name="T38">я</text:span><text:span text:style-name="T38"> кот</text:span><text:span text:style-name="T38">о</text:span><text:span text:style-name="T38">рые можно вывести данные в пото</text:span><text:span text:style-name="T38">к</text:span><text:span text:style-name="T3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797014416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427001863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071470147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652797137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418763388" text:style-name="L15">
        <text:list-item>
          <text:p text:style-name="P242">тип переменной задается сразу</text:p>
          <text:p text:style-name="P278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901218992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716035672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7">expression-that-is-</text:span><text:span text:style-name="T45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9">us</text:span><text:span text:style-name="T49">e</text:span><text:span text:style-name="T49">r</text:span>/bin/ruby</text:p>
      <text:p text:style-name="P2"><text:soft-page-break/></text:p>
      <text:p text:style-name="P2">while line = gets</text:p>
      <text:p text:style-name="P2"><text:s text:c="4"/><text:span text:style-name="T47">line = </text:span><text:span text:style-name="T4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9">elseif</text:span> line &lt; 0 <text:s/><text:span text:style-name="T48"># line is a string</text:span></text:p>
      <text:p text:style-name="P2"><text:s text:c="7"/>puts line + “ is a negative number”</text:p>
      <text:p text:style-name="P2"><text:s text:c="4"/><text:span text:style-name="T48">elseif</text:span> line == “0”</text:p>
      <text:p text:style-name="P2"><text:s text:c="7"/>puts line + “ is zero”</text:p>
      <text:p text:style-name="P2"><text:s text:c="4"/><text:span text:style-name="T48">elseif</text:span> # should be else</text:p>
      <text:p text:style-name="P2"><text:s text:c="7"/>puts “#{line} is a negative number”</text:p>
      <text:p text:style-name="P2"><text:s text:c="4"/># <text:span text:style-name="T48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200098234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351302996" text:style-name="L18">
        <text:list-item>
          <text:p text:style-name="P279">В двойных/одинарных кавычках это … ? – String</text:p>
        </text:list-item>
        <text:list-item>
          <text:p text:style-name="P279">В квадратных скобках это … ? – Array</text:p>
        </text:list-item>
        <text:list-item>
          <text:p text:style-name="P279">В фигурный скобках это ... ? -- Hash</text:p>
        </text:list-item>
        <text:list-item>
          <text:p text:style-name="P279">Как задать диапазон? – .. или ...</text:p>
        </text:list-item>
      </text:list>
      <text:list xml:id="list1640324085" text:continue-list="list200098234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731351695" text:style-name="L19">
        <text:list-item>
          <text:p text:style-name="P280">ответ: &lt; &gt; == !=</text:p>
        </text:list-item>
      </text:list>
      <text:list xml:id="list1020901093" text:continue-list="list1640324085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0">NP</text:span>)</text:p>
          </table:table-cell>
          <table:table-cell table:style-name="Table3.C2" office:value-type="string">
            <text:p text:style-name="P154">False (<text:span text:style-name="T50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8">NP</text:span>)</text:p>
          </table:table-cell>
          <table:table-cell table:style-name="Table3.C2" office:value-type="string">
            <text:p text:style-name="P153">tp: <text:span text:style-name="T48">NP</text:span> = <text:span text:style-name="T50">NP</text:span></text:p>
          </table:table-cell>
          <table:table-cell table:style-name="Table3.C2" office:value-type="string">
            <text:p text:style-name="P153">fp: <text:span text:style-name="T48">NP</text:span> != <text:span text:style-name="T50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8">non-NP</text:span>)</text:p>
          </table:table-cell>
          <table:table-cell table:style-name="Table3.C2" office:value-type="string">
            <text:p text:style-name="P153">fn: <text:span text:style-name="T48">non-NP </text:span><text:span text:style-name="T51">!= </text:span><text:span text:style-name="T50">NP</text:span></text:p>
          </table:table-cell>
          <table:table-cell table:style-name="Table3.C2" office:value-type="string">
            <text:p text:style-name="P153"><text:span text:style-name="T51">tn: </text:span><text:span text:style-name="T48">non-NP</text:span> = <text:span text:style-name="T50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816273854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31707252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88423954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225748098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6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5">Вопрос: </text:span><text:span text:style-name="T55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5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988436717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895857305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060912441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475373224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6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2122976460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6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7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81765010" text:style-name="L29">
        <text:list-item>
          <text:p text:style-name="P288">lesson.10.tar.bz2</text:p>
        </text:list-item>
      </text:list>
      <text:p text:style-name="P157"/>
      <text:p text:style-name="P160">Вопросы</text:p>
      <text:p text:style-name="P160"/>
      <text:list xml:id="list337269112" text:style-name="L30">
        <text:list-item>
          <text:p text:style-name="P291">Сколько времени ушло на ДЗ на этой неделе?</text:p>
        </text:list-item>
        <text:list-item>
          <text:p text:style-name="P291">Просмотрели ли презентацию до конца и есть ли вопросы? Что стоит рассмотреть сейчас?</text:p>
        </text:list-item>
        <text:list-item>
          <text:p text:style-name="P291">Что общего в методах, имена которых оканчиваются на знак вопроса?</text:p>
        </text:list-item>
        <text:list-item>
          <text:p text:style-name="P291">О чем говорит знак ! в имени метода?</text:p>
        </text:list-item>
        <text:list-item>
          <text:p text:style-name="P291">Все ли методы, оканчивающиеся на ! изменяют объект, к которому применяются?</text:p>
        </text:list-item>
        <text:list-item>
          <text:p text:style-name="P291">Назовите какие-нибудь методы объектов класса Array? И что они делают?</text:p>
        </text:list-item>
        <text:list-item>
          <text:p text:style-name="P291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843511261" text:style-name="L31">
        <text:list-item>
          <text:p text:style-name="P292">lengths.with_cp1252 - <text:s/>длины вычислены неправильно</text:p>
        </text:list-item>
        <text:list-item>
          <text:p text:style-name="P29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954049858" text:style-name="L32">
        <text:list-item>
          <text:p text:style-name="P294">Как определить каждое 10е предложение в тексте?</text:p>
        </text:list-item>
        <text:list-item>
          <text:p text:style-name="P294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049893600" text:style-name="L33">
        <text:list-item>
          <text:p text:style-name="P289">глобальная переменная @nth</text:p>
        </text:list-item>
        <text:list-item>
          <text:p text:style-name="P289">внешняя библиотека optparse</text:p>
        </text:list-item>
        <text:list-item>
          <text:p text:style-name="P289">опция --help</text:p>
        </text:list-item>
        <text:list-item>
          <text:p text:style-name="P289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1445694182" text:style-name="L34">
        <text:list-item>
          <text:p text:style-name="P282">map <text:s text:c="5"/><text:span text:style-name="T58">map!</text:span></text:p>
        </text:list-item>
        <text:list-item>
          <text:p text:style-name="P282">collect <text:s text:c="2"/><text:span text:style-name="T58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6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56">Домашнее</text:span><text:span text:style-name="T47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338241321" text:continue-list="list281765010" text:style-name="L29">
        <text:list-item>
          <text:p text:style-name="P288">lesson.11.tar.bz2</text:p>
        </text:list-item>
      </text:list>
      <text:p text:style-name="P157"/>
      <text:p text:style-name="P160">Вопросы</text:p>
      <text:p text:style-name="P160"/>
      <text:list xml:id="list442857205" text:style-name="L35">
        <text:list-item>
          <text:p text:style-name="P293">Сколько времени ушло на ДЗ на этой неделе?</text:p>
        </text:list-item>
        <text:list-item>
          <text:p text:style-name="P293">Для чего предназначен Array#map?</text:p>
        </text:list-item>
        <text:list-item>
          <text:p text:style-name="P293">Есть ли парный опасный метод Array#map! ?</text:p>
        </text:list-item>
        <text:list-item>
          <text:p text:style-name="P293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56">Даны среднемесячные температуры в г. Надыме. Как</text:span> <text:span text:style-name="T56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6"><text:s/>temperatures</text:span><text:span text:style-name="T56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6"><text:s/></text:span><text:span text:style-name="T56">temp</text:span><text:span text:style-name="T56">eratures</text:span><text:span text:style-name="T56">.select {|temp| temp &gt; 0} </text:span></text:p>
      <text:p text:style-name="P171"><text:s/>#=&gt; [1.2, 10.6, 16.0, 12.1, 4.9]</text:p>
      <text:p text:style-name="P172"><text:span text:style-name="T56">то есть, </text:span><text:span text:style-name="T2">массив</text:span><text:span text:style-name="T56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967035488" text:continue-list="list338241321" text:style-name="L29">
        <text:list-item>
          <text:p text:style-name="P288">lesson.12.tar.bz2</text:p>
        </text:list-item>
      </text:list>
      <text:p text:style-name="P157"/>
      <text:p text:style-name="P161">Вопросы</text:p>
      <text:list xml:id="list1344087817" text:style-name="L36">
        <text:list-header>
          <text:p text:style-name="P295"/>
        </text:list-header>
        <text:list-item>
          <text:p text:style-name="P29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0">Метод sort оперирует двумя аргументами (они в |a,b|). Что это за аргументы?</text:p>
        </text:list-item>
        <text:list-item>
          <text:p text:style-name="P29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0">Как Array#sort отсортирует массив массивов?</text:p>
        </text:list-item>
        <text:list-item>
          <text:p text:style-name="P290">Чем отличается Array#sort_by от Array#sort ?</text:p>
        </text:list-item>
        <text:list-item>
          <text:p text:style-name="P290">Чем отличаются методы Array#all? и Array#any?</text:p>
        </text:list-item>
        <text:list-item>
          <text:p text:style-name="P297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297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297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90">Почему Array#index/rindex/find можно использовать в условиях? - они возвращают nil, если ничего не найдено</text:p>
        </text:list-item>
        <text:list-item>
          <text:p text:style-name="P297"><text:span text:style-name="T24">Чем отличается Array#find от Array#select</text:span><text:span text:style-name="T24">?</text:span></text:p>
        </text:list-item>
        <text:list-item>
          <text:p text:style-name="P29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204955957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998017142" text:style-name="L38">
        <text:list-item>
          <text:p text:style-name="P257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7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712126641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1859510365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467506014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966705615" text:continue-list="list1859510365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74608139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1070318451" text:continue-list="list1966705615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1104495662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1356959595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945388710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488726133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2038462350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1110954027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658012563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587797479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6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679930107" text:continue-list="list712126641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1892694963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2">как использовать модуль? </text:span><text:span text:style-name="T52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6">неупорядоченная </text:span><text:span text:style-name="T46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59">Д</text:span><text:span text:style-name="T59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855186897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641688515" text:style-name="L53">
        <text:list-item>
          <text:p text:style-name="P225">lesson.17.tar.bz2</text:p>
        </text:list-item>
      </text:list>
      <text:list xml:id="list1365540658" text:continue-list="list855186897" text:style-name="L52">
        <text:list-header>
          <text:p text:style-name="P273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3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6">нисходящем</text:span> <text:soft-page-break/>порядке по <text:span text:style-name="T46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7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7">|</text:span><text:span text:style-name="T47">key</text:span><text:span text:style-name="T47">, </text:span><text:span text:style-name="T47">val</text:span><text:span text:style-name="T47">|</text:span></text:p>
      <text:p text:style-name="P52"><text:tab/><text:span text:style-name="T47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7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57">хорошее решение, использующее хэш вместо массива. итерирование по </text:span><text:span text:style-name="T57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083910143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979034178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0">% 100</text:span><text:span text:style-name="T60">0</text:span><text:span text:style-name="T60"> / 10</text:span><text:span text:style-name="T60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809090696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55529255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529878720" text:continue-list="list1979034178" text:style-name="L54">
        <text:list-item>
          <text:p text:style-name="P274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1">ß</text:span> --&gt; SS но не всякое SS -&gt; <text:span text:style-name="T61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6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803702521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962806018" text:style-name="L57">
              <text:list-item>
                <text:p text:style-name="P298">Do you just want stdout or do you need stderr as well? or even separated out? </text:p>
              </text:list-item>
              <text:list-item>
                <text:p text:style-name="P298">How big is your output? Do you want to hold the entire result in memory? </text:p>
              </text:list-item>
              <text:list-item>
                <text:p text:style-name="P298">Do you want to read some of your output while the subprocess is still running? </text:p>
              </text:list-item>
              <text:list-item>
                <text:p text:style-name="P298">Do you need result codes? </text:p>
              </text:list-item>
              <text:list-item>
                <text:p text:style-name="P299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6"><text:tab/>IO</text:span>.<text:span text:style-name="T56">popen</text:span>("date") { <text:span text:style-name="T56">|</text:span><text:span text:style-name="T56">io</text:span><text:span text:style-name="T56">|</text:span> <text:span text:style-name="T56">puts</text:span> <text:span text:style-name="T56">io</text:span>.<text:span text:style-name="T5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6"><text:tab/></text:span><text:span text:style-name="T56">io = </text:span><text:span text:style-name="T56">IO</text:span>.<text:span text:style-name="T5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102447355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296489149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5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5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2"><text:tab/>IO.popen([</text:span><text:span text:style-name="T63">env</text:span>,] cmd, mode="r" [, opt])</text:p>
      <text:p text:style-name="P2"/>
      <text:p text:style-name="P16"><text:span text:style-name="T5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210038110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405183549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4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4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05467592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81380611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4">Переделайте пример выше так, чтобы одна из скобок стала незахватывающей</text:span></text:span><text:span text:style-name="Source_20_Text"><text:span text:style-name="T65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4">Можно ли выключить опцию для конкретной скобки? </text:span></text:span><text:span text:style-name="Source_20_Text"><text:span text:style-name="T6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4"><text:tab/>&gt; "apple".match /(?:PP)l/i</text:span></text:span></text:p>
      <text:p text:style-name="Standard"><text:span text:style-name="Source_20_Text"><text:span text:style-name="T65"><text:tab/></text:span></text:span><text:span text:style-name="Source_20_Text"><text:span text:style-name="T64">&gt; "apple".match</text:span></text:span></text:p>
      <text:p text:style-name="Standard"><text:span text:style-name="Source_20_Text"><text:span text:style-name="T64"/></text:span></text:p>
      <text:p text:style-name="Standard"><text:span text:style-name="Source_20_Text"><text:span text:style-name="T64">Ответ:</text:span></text:span></text:p>
      <text:p text:style-name="Standard"><text:span text:style-name="Source_20_Text"><text:span text:style-name="T64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4">Что заметчит следующее РВ? И почему</text:span></text:span><text:span text:style-name="Source_20_Text"><text:span text:style-name="T65"> (опишите словами или подчеркните в </text:span></text:span><text:span text:style-name="Source_20_Text"><text:span text:style-name="T64">str</text:span></text:span><text:span text:style-name="Source_20_Text"><text:span text:style-name="T6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4">lesson.30/test_re_13</text:span></text:span><text:span text:style-name="Source_20_Text"><text:span text:style-name="T65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3">Ответ:</text:span></text:span></text:p>
      <text:p text:style-name="P185"><text:span text:style-name="Source_20_Text"><text:span text:style-name="T53"><text:tab/>1) /[A-Z]/ метчит “S”</text:span></text:span></text:p>
      <text:p text:style-name="P185"><text:span text:style-name="Source_20_Text"><text:span text:style-name="T53"><text:tab/>2) пробелы вокруг .+ игнорируются, так как включени режим /x</text:span></text:span></text:p>
      <text:p text:style-name="P185"><text:span text:style-name="Source_20_Text"><text:span text:style-name="T53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3"><text:tab/>4) [A-Z] метчит “C”</text:span></text:span></text:p>
      <text:p text:style-name="P185"><text:span text:style-name="Source_20_Text"><text:span text:style-name="T53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982071502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5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449975188" text:continue-numbering="true" text:style-name="L63">
        <text:list-header>
          <text:p text:style-name="P283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273060683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7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7">Вычисление a^5</text:span></text:span></text:p>
      <text:p text:style-name="P188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5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8">Задания</text:span></text:span></text:p>
      <text:p text:style-name="P185"><text:span text:style-name="Source_20_Text"><text:span text:style-name="T18"/></text:span></text:p>
      <text:list xml:id="list17068177661" text:style-name="WWNum72">
        <text:list-header>
          <text:p text:style-name="P277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1369145209" text:style-name="L65">
        <text:list-item>
          <text:p text:style-name="P284"><text:span text:style-name="Source_20_Text"><text:span text:style-name="T17">lesson.32.tar.bz2</text:span></text:span></text:p>
        </text:list-item>
        <text:list-item>
          <text:p text:style-name="P284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270"><text:span text:style-name="T14">Call Stack (стек вызовов)</text:span>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390395789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6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8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7">является ли палиндромом пустая строка? -- да,</text:span></text:span></text:p>
      <text:p text:style-name="P188"><text:span text:style-name="Source_20_Text"><text:span text:style-name="T27">является ли палиндромом строка, состоящая из одного символа? -- да</text:span></text:span></text:p>
      <text:p text:style-name="P188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5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8"/></text:span></text:p>
      <text:p text:style-name="P185"><text:span text:style-name="Source_20_Text"><text:span text:style-name="T18">Задание</text:span></text:span></text:p>
      <text:p text:style-name="P185"><text:soft-page-break/><text:span text:style-name="Source_20_Text"><text:span text:style-name="T18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8">(домашнее) Задание*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(домашнее) Задание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1582615582" text:style-name="L67">
        <text:list-header>
          <text:p text:style-name="P285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oft-page-break/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392084600" text:style-name="L68">
        <text:list-item>
          <text:p text:style-name="P286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570623916" text:continue-numbering="true" text:style-name="L68">
        <text:list-item>
          <text:p text:style-name="P286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8">Задание: Кролики Фибоначчи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вв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/></text:span></text:p>
      <text:p text:style-name="P185"><text:span text:style-name="Source_20_Text"><text:span text:style-name="T18">Memoizatio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http://en.wikipedia.org/wiki/George_Santayana:</text:span></text:span></text:p>
      <text:p text:style-name="P185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 (above), and on a subway placard in Germany (below)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Задание на рекурсивные структуры данны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Преамбула:</text:span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3/recursion/sent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parsed | syn_ps2tree</text:span></text:span></text:p>
      <text:p text:style-name="P185"><text:soft-page-break/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3/recursion/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вывести парсинговое дерево, предствленное в виде вложенных массивов. В итоге должно получиться нечто похожее на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3/recursion/display_parse_tree</text:span></text:span></text:p>
      <text:p text:style-name="P185"><text:span text:style-name="Source_20_Text"><text:span text:style-name="T15">начальный сркипт: lesson.33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Другие задания</text:span></text:span></text:p>
      <text:p text:style-name="P185"><text:span text:style-name="Source_20_Text"><text:span text:style-name="T18"/></text:span></text:p>
      <text:list xml:id="list1261547313" text:continue-list="list17068177661" text:style-name="WWNum72">
        <text:list-item>
          <text:p text:style-name="P287"><text:span text:style-name="Source_20_Text"><text:span text:style-name="T15">power используя прямую рекурсию</text:span></text:span></text:p>
        </text:list-item>
        <text:list-item>
          <text:p text:style-name="P287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7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7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87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7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7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7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7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7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7"><text:span text:style-name="Source_20_Text"><text:span text:style-name="T15">судоку, рекурсивно перебором</text:span></text:span></text:p>
        </text:list-item>
        <text:list-item>
          <text:p text:style-name="P287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7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oft-page-break/><text:span text:style-name="Source_20_Text"><text:span text:style-name="T15">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206396365" text:style-name="L69">
        <text:list-item>
          <text:p text:style-name="P258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58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12725657" text:style-name="L70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69578399" text:style-name="L71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39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39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7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4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7">!!! задание: попробовать в irb. Измениться ли значение переменной a ?</text:span></text:span></text:p>
      <text:p text:style-name="P99"><text:span text:style-name="Source_20_Text"><text:span text:style-name="T37"/></text:span></text:p>
      <text:p text:style-name="P148"><text:span text:style-name="Source_20_Text"><text:span text:style-name="T37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18T16:05:30</dc:date>
    <meta:editing-duration>P15DT4H40M41S</meta:editing-duration>
    <meta:editing-cycles>1716</meta:editing-cycles>
    <dc:creator>Nikolai Krot</dc:creator>
    <meta:document-statistic meta:table-count="58" meta:image-count="0" meta:object-count="0" meta:page-count="134" meta:paragraph-count="3677" meta:word-count="20465" meta:character-count="129284" meta:non-whitespace-character-count="120911"/>
  </office:meta>
</office:document-meta>
</file>